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="Arrow" draw:marker-end-width="0.1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8cm" fo:min-width="0.293cm"/>
    </style:style>
    <style:style style:name="gr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75cm" fo:min-width="0.3cm"/>
    </style:style>
    <style:style style:name="gr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1.675cm" fo:min-width="4.213cm"/>
    </style:style>
    <style:style style:name="gr5" style:family="graphic" style:parent-style-name="objectwithoutfill">
      <style:graphic-properties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marker-end="Arrow" draw:fill="none" fo:min-height="0.4cm"/>
    </style:style>
    <style:style style:name="gr8" style:family="graphic" style:parent-style-name="objectwithoutfill">
      <style:graphic-properties draw:stroke="dash" draw:stroke-dash="Fine_20_Dashed"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2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3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4" style:family="text">
      <style:text-properties style:font-name="DejaVu Sans2" fo:font-size="8pt" fo:font-style="italic" style:font-name-asian="DejaVu Sans2" style:font-size-asian="8pt" style:font-style-asian="italic" style:font-name-complex="DejaVu Sans2" style:font-size-complex="8pt" style:font-style-complex="italic"/>
    </style:style>
    <style:style style:name="T5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cm" svg:y1="10.1cm" svg:x2="9.7cm" svg:y2="10.1cm">
          <text:p/>
        </draw:line>
        <draw:line draw:style-name="gr1" draw:text-style-name="P1" draw:layer="layout" svg:x1="6.204cm" svg:y1="11.101cm" svg:x2="6.204cm" svg:y2="7.788cm">
          <text:p/>
        </draw:line>
        <draw:frame draw:style-name="gr2" draw:text-style-name="P2" draw:layer="layout" svg:width="0.793cm" svg:height="0.573cm" svg:x="5.707cm" svg:y="10.002cm">
          <draw:text-box>
            <text:p><text:span text:style-name="T1">0</text:span></text:p>
          </draw:text-box>
        </draw:frame>
        <draw:frame draw:style-name="gr3" draw:text-style-name="P2" draw:layer="layout" svg:width="0.942cm" svg:height="0.581cm" svg:x="5.3cm" svg:y="7.975cm">
          <draw:text-box>
            <text:p><text:span text:style-name="T2">¢</text:span><text:span text:style-name="T1">w</text:span></text:p>
          </draw:text-box>
        </draw:frame>
        <draw:frame draw:style-name="gr4" draw:text-style-name="P2" draw:layer="layout" svg:width="4.713cm" svg:height="1.925cm" svg:x="8.9cm" svg:y="10.1cm">
          <draw:text-box>
            <text:p><text:span text:style-name="T2">¢</text:span><text:span text:style-name="T3">t</text:span></text:p>
          </draw:text-box>
        </draw:frame>
        <draw:line draw:style-name="gr5" draw:text-style-name="P1" draw:layer="layout" svg:x1="8.4cm" svg:y1="10.1cm" svg:x2="8.4cm" svg:y2="9.4cm">
          <text:p/>
        </draw:line>
        <draw:line draw:style-name="gr6" draw:text-style-name="P1" draw:layer="layout" svg:x1="6.2cm" svg:y1="9.4cm" svg:x2="8.4cm" svg:y2="9.4cm">
          <text:p/>
        </draw:line>
        <draw:frame draw:style-name="gr7" draw:layer="layout" svg:width="1.098cm" svg:height="0.65cm" svg:x="8.202cm" svg:y="9.9cm">
          <draw:text-box>
            <text:p><text:span text:style-name="T4">τ</text:span><text:span text:style-name="T5">win</text:span></text:p>
          </draw:text-box>
        </draw:frame>
        <draw:frame draw:style-name="gr7" draw:layer="layout" svg:width="0.798cm" svg:height="0.65cm" svg:x="5.6cm" svg:y="9.05cm">
          <draw:text-box>
            <text:p><text:span text:style-name="T4">η</text:span><text:span text:style-name="T5">s</text:span></text:p>
          </draw:text-box>
        </draw:frame>
        <draw:line draw:style-name="gr8" draw:text-style-name="P1" draw:layer="layout" svg:x1="6.2cm" svg:y1="10.8cm" svg:x2="8.4cm" svg:y2="10.8cm">
          <text:p/>
        </draw:line>
        <draw:line draw:style-name="gr9" draw:text-style-name="P1" draw:layer="layout" svg:x1="8.4cm" svg:y1="10.8cm" svg:x2="8.4cm" svg:y2="10.1cm">
          <text:p/>
        </draw:line>
        <draw:frame draw:style-name="gr7" draw:layer="layout" svg:width="0.998cm" svg:height="0.65cm" svg:x="5.5cm" svg:y="10.35cm">
          <draw:text-box>
            <text:p><text:span text:style-name="T4">-η</text:span><text:span text:style-name="T5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16:04:43.600640399</meta:creation-date>
    <dc:date>2017-01-22T16:31:07.529962635</dc:date>
    <meta:editing-duration>P0D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